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/>
    </style:style>
    <style:style style:name="P5" style:family="paragraph" style:parent-style-name="Standard">
      <style:text-properties fo:color="#0c4c8f" loext:opacity="100%" style:font-name="arial" officeooo:rsid="000409e1" officeooo:paragraph-rsid="000409e1"/>
    </style:style>
    <style:style style:name="P6" style:family="paragraph" style:parent-style-name="Standard">
      <style:text-properties fo:color="#0c4c8f" loext:opacity="100%" style:font-name="arial" officeooo:rsid="000409e1" officeooo:paragraph-rsid="00071b1e"/>
    </style:style>
    <style:style style:name="P7" style:family="paragraph" style:parent-style-name="Standard">
      <style:text-properties fo:color="#0c4c8f" loext:opacity="100%" style:font-name="arial" officeooo:rsid="00071b1e" officeooo:paragraph-rsid="00071b1e"/>
    </style:style>
    <style:style style:name="P8" style:family="paragraph" style:parent-style-name="Standard">
      <style:text-properties fo:color="#0c4c8f" loext:opacity="100%" style:font-name="arial" officeooo:rsid="00073727" officeooo:paragraph-rsid="00073727"/>
    </style:style>
    <style:style style:name="P9" style:family="paragraph" style:parent-style-name="Standard">
      <style:text-properties fo:color="#000000" loext:opacity="100%" style:font-name="arial" officeooo:rsid="000409e1" officeooo:paragraph-rsid="000409e1"/>
    </style:style>
    <style:style style:name="P10" style:family="paragraph" style:parent-style-name="Standard">
      <style:text-properties fo:color="#000000" loext:opacity="100%" style:font-name="arial" officeooo:rsid="000409e1" officeooo:paragraph-rsid="00055447"/>
    </style:style>
    <style:style style:name="P11" style:family="paragraph" style:parent-style-name="Standard">
      <style:text-properties fo:color="#000000" loext:opacity="100%" style:font-name="arial" officeooo:rsid="000409e1" officeooo:paragraph-rsid="00071b1e"/>
    </style:style>
    <style:style style:name="P12" style:family="paragraph" style:parent-style-name="Standard">
      <style:text-properties fo:color="#000000" loext:opacity="100%" style:font-name="arial" fo:font-weight="bold" officeooo:rsid="000409e1" officeooo:paragraph-rsid="000409e1" style:font-weight-asian="bold" style:font-weight-complex="bold"/>
    </style:style>
    <style:style style:name="T1" style:family="text">
      <style:text-properties fo:color="#0c4c8f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IV – Tema 4</text:p>
      <text:p text:style-name="P3">Ejercicio 15 – Ejercicios de redirección de entrada</text:p>
      <text:p text:style-name="P3"/>
      <text:p text:style-name="P2">1. Indica las órdenes necesarias para:</text:p>
      <text:p text:style-name="P2"/>
      <text:p text:style-name="P2">a) Mostrar el fichero CRONICA.TXT con pausa en cada pantalla.</text:p>
      <text:p text:style-name="P2"/>
      <text:p text:style-name="P2"/>
      <text:p text:style-name="P2">b) Mostrar el fichero AVISO.TXT con pausa en cada pantalla.</text:p>
      <text:p text:style-name="P2"/>
      <text:p text:style-name="P2">c) Ordenar el fichero NUMEROS.TXT alfabéticamente.</text:p>
      <text:p text:style-name="P2"/>
      <text:p text:style-name="P2">d) Ordenar el fichero LISTIN.TXT alfabéticamente a partir de la columna 30.</text:p>
      <text:p text:style-name="P2"/>
      <text:p text:style-name="P2">e) Ordenar el fichero AMIGOS.TXT inversamente.</text:p>
      <text:p text:style-name="P2"/>
      <text:p text:style-name="P2">f) Buscar la cadena "IGNACIO" en el fichero PERSONAL.TXT.</text:p>
      <text:p text:style-name="P2"/>
      <text:p text:style-name="P2">2. Si no utilizamos el operador &lt;, ¿cuál es el dispositivo de entrada por defecto?</text:p>
      <text:p text:style-name="P2"/>
      <text:p text:style-name="P2"/>
      <text:p text:style-name="P3">Ejercicio 16 – Ejercicios de redirección de salida y adición</text:p>
      <text:p text:style-name="P2"/>
      <text:p text:style-name="P2">1. Indica la entrada y la salida de las siguientes líneas de órdenes.</text:p>
      <text:p text:style-name="P2"/>
      <text:p text:style-name="P2">a) DATE &lt; DIA.TXT</text:p>
      <text:p text:style-name="P2"/>
      <text:p text:style-name="P2">b) TIME &lt; HORA.TXT</text:p>
      <text:p text:style-name="P2"/>
      <text:p text:style-name="P2">c) TYPE ROMANCE.TXT</text:p>
      <text:p text:style-name="P2"/>
      <text:p text:style-name="P2">d) TYPE ROMANCE.TXT &gt;CON</text:p>
      <text:p text:style-name="P2"/>
      <text:p text:style-name="P2">e) DIR &gt; DIRECTOR.TXT</text:p>
      <text:p text:style-name="P2"/>
      <text:p text:style-name="P2">f) DIR &gt; PRN</text:p>
      <text:p text:style-name="P2"/>
      <text:p text:style-name="P2">g) SORT</text:p>
      <text:p text:style-name="P2"/>
      <text:p text:style-name="P2">h) SORT &lt; DESORDEN.TXT</text:p>
      <text:p text:style-name="P2"/>
      <text:p text:style-name="P2">i) SORT &lt; DESORDEN.TXT &gt; ORDEN.TXT</text:p>
      <text:p text:style-name="P2"/>
      <text:p text:style-name="P2">j) SORT &lt; DESORDEN.TXT &gt; PRN</text:p>
      <text:p text:style-name="P2"/>
      <text:p text:style-name="P2">k) FIND "HARINA" &lt; COMPRA.TXT</text:p>
      <text:p text:style-name="P2"/>
      <text:p text:style-name="P2">l) FIND "HARINA" &lt; COMPRA.TXT &gt; HARINA.TXT</text:p>
      <text:p text:style-name="P2"/>
      <text:p text:style-name="P2">m) MORE &lt; AVISO.TXT</text:p>
      <text:p text:style-name="P2"/>
      <text:p text:style-name="P4">2. Escribe las órdenes necesarias para:</text:p>
      <text:p text:style-name="P2"/>
      <text:p text:style-name="P2">a) Mostrar el fichero INFORME.TXT con pausa en cada pantalla.</text:p>
      <text:p text:style-name="P5">MORE informe.txt</text:p>
      <text:p text:style-name="P5">TYPE informe.txt | MORE </text:p>
      <text:p text:style-name="P5"/>
      <text:p text:style-name="P2">b) Imprimir el fichero INFORME.TXT en la impresora.</text:p>
      <text:p text:style-name="P5">TYPE informe.txt &gt; PRN</text:p>
      <text:p text:style-name="P5"/>
      <text:p text:style-name="P2">c) Ordenar el texto introducido por el teclado en la impresora.</text:p>
      <text:p text:style-name="P5">SORT &gt; PRN</text:p>
      <text:p text:style-name="P2"/>
      <text:p text:style-name="P2">d) Añadir la etiqueta y el número de serie de la unidad actual al fichero VARIOS.TXT.</text:p>
      <text:p text:style-name="P5">VOL &gt;&gt; varios.txt</text:p>
      <text:p text:style-name="P2"/>
      <text:p text:style-name="P2">e) Añadir el directorio actual al fichero VARIOS.TXT.</text:p>
      <text:p text:style-name="P5">DIR&gt;&gt;varios.txt</text:p>
      <text:p text:style-name="P5"/>
      <text:p text:style-name="P12">Ejercicio 17 – Ejercicios de uso de canalización</text:p>
      <text:p text:style-name="P9"/>
      <text:p text:style-name="P9">1. Entre las siguientes líneas de órdenes, agrupar por parejas las que hagan lo mismo.</text:p>
      <text:p text:style-name="P9"/>
      <text:p text:style-name="P10">a) COPY EJEMPLO.TXT PRN<text:tab/><text:tab/><text:span text:style-name="T1">c) TYPE EJEMPLO.TXT &gt; PRN</text:span></text:p>
      <text:p text:style-name="P9"/>
      <text:p text:style-name="P9">b) TYPE EJEMPLO.TXT | MORE<text:tab/><text:tab/><text:span text:style-name="T1">f) MORE &lt; EJEMPLO.TXT</text:span></text:p>
      <text:p text:style-name="P9"/>
      <text:p text:style-name="P10">d) COPY EJEMPLO.TXT CON<text:tab/><text:tab/><text:span text:style-name="T1">g) TYPE EJEMPLO.TXT</text:span></text:p>
      <text:p text:style-name="P9"/>
      <text:p text:style-name="P9">e) DIR /P<text:tab/><text:tab/><text:tab/><text:tab/><text:tab/><text:span text:style-name="T1">h) DIR | MORE</text:span></text:p>
      <text:p text:style-name="P9"/>
      <text:p text:style-name="P12">Ejercicio 18 – Ejercicios de uso de filtros</text:p>
      <text:p text:style-name="P9"/>
      <text:p text:style-name="P9">1. Crea un fichero llamado AMIGOS1.TXT que contenga los siguientes datos. (Las dos primeras líneas no debe crearlas en el fichero: están para introducir las columnas correctamente).</text:p>
      <text:p text:style-name="P9"/>
      <text:p text:style-name="P9">2. Conoce todos los amigos de Córdoba.</text:p>
      <text:p text:style-name="P7">FIND “cordoba” &lt; amigos1.txt</text:p>
      <text:p text:style-name="P7"/>
      <text:p text:style-name="P9">3. Conoce el número de teléfono de Cristina.</text:p>
      <text:p text:style-name="P7">FIND “cristina” &lt; amigos1.txt</text:p>
      <text:p text:style-name="P7"/>
      <text:p text:style-name="P11">4. Ordena alfabéticamente el fichero basándonos en la ciudad.</text:p>
      <text:p text:style-name="P7">SORT/+26 &lt; amigos.txt</text:p>
      <text:p text:style-name="P6"/>
      <text:p text:style-name="P11">5. Ordena alfabéticamente el fichero basándonos en el apellido.</text:p>
      <text:p text:style-name="P8">SORT /+12 &lt; amigos.txt</text:p>
      <text:p text:style-name="P8"/>
      <text:p text:style-name="P9">6. Crea otro fichero llamado AMIGOS2.TXT que contenga lo siguiente:</text:p>
      <text:p text:style-name="P9"/>
      <text:p text:style-name="P9"/>
      <text:p text:style-name="P9">7. Une ambos ficheros en un tercero llamado AMIGOS3.TXT.</text:p>
      <text:p text:style-name="P9"><text:soft-page-break/></text:p>
      <text:p text:style-name="P9">8. Ordena alfabéticamente AMIGOS3.TXT por el nombre y escribir el resultado en un nuevo fichero llamado AMIGOS4.TXT.</text:p>
      <text:p text:style-name="P8">SORT &lt; amigos3.txt &gt; amigos4.txt</text:p>
      <text:p text:style-name="P8"/>
      <text:p text:style-name="P9">9. Visualiza por pantalla AMIGOS4.TXT. Si tiene impresora, imprímelo.</text:p>
      <text:p text:style-name="P9"/>
      <text:p text:style-name="P9">10. Borra los cuatro ficheros creados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7:06:22.621530155</meta:creation-date>
    <dc:date>2024-02-06T18:35:58.554449694</dc:date>
    <meta:editing-duration>PT8M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432" meta:character-count="2630" meta:non-whitespace-character-count="2244"/>
  </office:meta>
</office:document-meta>
</file>